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Нормален" style:master-page-name="MP0" style:family="paragraph">
      <style:paragraph-properties fo:break-before="page"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fo:language="bg" fo:country="BG" style:language-asian="bg" style:country-asian="BG"/>
    </style:style>
    <style:style style:name="P2" style:parent-style-name="Нормален" style:family="paragraph">
      <style:paragraph-properties fo:margin-bottom="0in" fo:line-height="100%" fo:background-color="#FFFFFF"/>
    </style:style>
    <style:style style:name="T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1" style:parent-style-name="Шрифтнаабзацапоподразбиране" style:family="text">
      <style:text-properties style:font-name="Arial" style:font-name-asian="Times New Roman" style:font-name-complex="Arial" fo:color="#009688" style:text-underline-type="single" style:text-underline-style="solid" style:text-underline-width="auto" style:text-underline-mode="continuous" fo:language="bg" fo:country="BG" style:language-asian="bg" style:country-asian="BG"/>
    </style:style>
    <style:style style:name="T1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" style:parent-style-name="Нормален" style:family="paragraph">
      <style:paragraph-properties fo:text-align="center"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style:letter-kerning="true" fo:font-size="24pt" style:font-size-asian="24pt" style:font-size-complex="24pt" fo:language="bg" fo:country="BG" style:language-asian="bg" style:country-asian="BG"/>
    </style:style>
    <style:style style:name="P2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30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1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fo:language="bg" fo:country="BG" style:language-asian="bg" style:country-asian="BG"/>
    </style:style>
    <style:style style:name="P3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33" style:parent-style-name="Нормален" style:family="paragraph">
      <style:paragraph-properties fo:margin-bottom="0.0694in" fo:line-height="100%" fo:background-color="#FFFFFF"/>
    </style:style>
    <style:style style:name="T3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6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" style:parent-style-name="Нормален" style:family="paragraph">
      <style:paragraph-properties fo:margin-bottom="0.0694in" fo:line-height="100%" fo:background-color="#FFFFFF"/>
    </style:style>
    <style:style style:name="T4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" style:parent-style-name="Нормален" style:family="paragraph">
      <style:paragraph-properties fo:margin-bottom="0.0694in" fo:line-height="100%" fo:background-color="#FFFFFF"/>
    </style:style>
    <style:style style:name="T5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5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3" style:parent-style-name="Нормален" style:family="paragraph">
      <style:paragraph-properties fo:margin-bottom="0.0694in" fo:line-height="100%" fo:background-color="#FFFFFF"/>
    </style:style>
    <style:style style:name="T5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5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6" style:parent-style-name="Нормален" style:family="paragraph">
      <style:paragraph-properties fo:margin-bottom="0.0694in" fo:line-height="100%" fo:background-color="#FFFFFF"/>
    </style:style>
    <style:style style:name="T5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5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9" style:parent-style-name="Нормален" style:family="paragraph">
      <style:paragraph-properties fo:margin-bottom="0.0694in" fo:line-height="100%" fo:background-color="#FFFFFF"/>
    </style:style>
    <style:style style:name="T6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6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62" style:parent-style-name="Нормален" style:list-style-name="LFO1" style:family="paragraph">
      <style:paragraph-properties fo:margin-top="0.0694in" fo:margin-bottom="0.0694in" style:line-height-at-least="0.2916in" fo:background-color="#FFFFFF"/>
    </style:style>
    <style:style style:name="T6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6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6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6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6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6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6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7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7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7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73" style:parent-style-name="Нормален" style:family="paragraph">
      <style:paragraph-properties fo:margin-bottom="0.0694in" fo:line-height="100%" fo:background-color="#FFFFFF"/>
    </style:style>
    <style:style style:name="T7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7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7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77" style:parent-style-name="Нормален" style:list-style-name="LFO2" style:family="paragraph">
      <style:paragraph-properties fo:margin-top="0.0694in" fo:margin-bottom="0.0694in" style:line-height-at-least="0.2916in" fo:background-color="#FFFFFF"/>
    </style:style>
    <style:style style:name="T7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7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8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8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8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8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8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8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8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8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88" style:parent-style-name="Нормален" style:family="paragraph">
      <style:paragraph-properties fo:margin-bottom="0.0694in" fo:line-height="100%" fo:background-color="#FFFFFF"/>
    </style:style>
    <style:style style:name="T8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9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9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92" style:parent-style-name="Нормален" style:list-style-name="LFO3" style:family="paragraph">
      <style:paragraph-properties fo:margin-top="0.0694in" fo:margin-bottom="0.0694in" style:line-height-at-least="0.2916in" fo:background-color="#FFFFFF"/>
    </style:style>
    <style:style style:name="T9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9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9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9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9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9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99" style:parent-style-name="Нормален" style:family="paragraph">
      <style:paragraph-properties fo:margin-bottom="0.0694in" fo:line-height="100%" fo:background-color="#FFFFFF"/>
    </style:style>
    <style:style style:name="T10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0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0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03" style:parent-style-name="Нормален" style:list-style-name="LFO4" style:family="paragraph">
      <style:paragraph-properties fo:margin-top="0.0694in" fo:margin-bottom="0.0694in" style:line-height-at-least="0.2916in" fo:background-color="#FFFFFF"/>
    </style:style>
    <style:style style:name="T10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0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0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0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0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0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10" style:parent-style-name="Нормален" style:family="paragraph">
      <style:paragraph-properties fo:margin-bottom="0.0694in" fo:line-height="100%" fo:background-color="#FFFFFF"/>
    </style:style>
    <style:style style:name="T11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1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13" style:parent-style-name="Нормален" style:list-style-name="LFO5" style:family="paragraph">
      <style:paragraph-properties fo:margin-top="0.0694in" fo:margin-bottom="0.0694in" style:line-height-at-least="0.2916in" fo:background-color="#FFFFFF"/>
    </style:style>
    <style:style style:name="T11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1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1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1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1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1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120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2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2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12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124" style:parent-style-name="Нормален" style:family="paragraph">
      <style:paragraph-properties fo:margin-bottom="0.0694in" fo:line-height="100%" fo:background-color="#FFFFFF"/>
    </style:style>
    <style:style style:name="T12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26" style:parent-style-name="Нормален" style:family="paragraph">
      <style:paragraph-properties fo:margin-bottom="0.0694in" fo:line-height="100%" fo:background-color="#FFFFFF"/>
    </style:style>
    <style:style style:name="T12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28" style:parent-style-name="Нормален" style:family="paragraph">
      <style:paragraph-properties fo:margin-bottom="0.0694in" fo:line-height="100%" fo:background-color="#FFFFFF"/>
    </style:style>
    <style:style style:name="T12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30" style:parent-style-name="Нормален" style:family="paragraph">
      <style:paragraph-properties fo:margin-bottom="0.0694in" fo:line-height="100%" fo:background-color="#FFFFFF"/>
    </style:style>
    <style:style style:name="T13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3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13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134" style:parent-style-name="Нормален" style:family="paragraph">
      <style:paragraph-properties fo:margin-bottom="0.0694in" fo:line-height="100%" fo:background-color="#FFFFFF"/>
    </style:style>
    <style:style style:name="T13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3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3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38" style:parent-style-name="Нормален" style:family="paragraph">
      <style:paragraph-properties fo:margin-bottom="0.0694in" fo:line-height="100%" fo:background-color="#FFFFFF"/>
    </style:style>
    <style:style style:name="T13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4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41" style:parent-style-name="Нормален" style:family="paragraph">
      <style:paragraph-properties fo:margin-bottom="0.0694in" fo:line-height="100%" fo:background-color="#FFFFFF"/>
    </style:style>
    <style:style style:name="T14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4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4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45" style:parent-style-name="Нормален" style:family="paragraph">
      <style:paragraph-properties fo:margin-bottom="0.0694in" fo:line-height="100%" fo:background-color="#FFFFFF"/>
    </style:style>
    <style:style style:name="T14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47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148" style:parent-style-name="Нормален" style:family="paragraph">
      <style:paragraph-properties fo:margin-bottom="0.0694in" fo:line-height="100%" fo:background-color="#FFFFFF"/>
    </style:style>
    <style:style style:name="T14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5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5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52" style:parent-style-name="Нормален" style:family="paragraph">
      <style:paragraph-properties fo:margin-bottom="0.0694in" fo:line-height="100%" fo:background-color="#FFFFFF"/>
    </style:style>
    <style:style style:name="T15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5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55" style:parent-style-name="Нормален" style:family="paragraph">
      <style:paragraph-properties fo:margin-bottom="0.0694in" fo:line-height="100%" fo:background-color="#FFFFFF"/>
    </style:style>
    <style:style style:name="T15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5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5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59" style:parent-style-name="Нормален" style:family="paragraph">
      <style:paragraph-properties fo:margin-bottom="0.0694in" fo:line-height="100%" fo:background-color="#FFFFFF"/>
    </style:style>
    <style:style style:name="T16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61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162" style:parent-style-name="Нормален" style:family="paragraph">
      <style:paragraph-properties fo:margin-bottom="0.0694in" fo:line-height="100%" fo:background-color="#FFFFFF"/>
    </style:style>
    <style:style style:name="T16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6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6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66" style:parent-style-name="Нормален" style:family="paragraph">
      <style:paragraph-properties fo:margin-bottom="0.0694in" fo:line-height="100%" fo:background-color="#FFFFFF"/>
    </style:style>
    <style:style style:name="T16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6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69" style:parent-style-name="Нормален" style:family="paragraph">
      <style:paragraph-properties fo:margin-bottom="0.0694in" fo:line-height="100%" fo:background-color="#FFFFFF"/>
    </style:style>
    <style:style style:name="T17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7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73" style:parent-style-name="Нормален" style:family="paragraph">
      <style:paragraph-properties fo:margin-bottom="0.0694in" fo:line-height="100%" fo:background-color="#FFFFFF"/>
    </style:style>
    <style:style style:name="T17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7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17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177" style:parent-style-name="Нормален" style:family="paragraph">
      <style:paragraph-properties fo:margin-bottom="0.0694in" fo:line-height="100%" fo:background-color="#FFFFFF"/>
    </style:style>
    <style:style style:name="T17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7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8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8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82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83" style:parent-style-name="Нормален" style:family="paragraph">
      <style:paragraph-properties fo:margin-bottom="0.0694in" fo:line-height="100%" fo:background-color="#FFFFFF"/>
    </style:style>
    <style:style style:name="T18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8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86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187" style:parent-style-name="Нормален" style:list-style-name="LFO6" style:family="paragraph">
      <style:paragraph-properties fo:margin-top="0.0694in" fo:margin-bottom="0.0694in" style:line-height-at-least="0.2916in" fo:background-color="#FFFFFF"/>
    </style:style>
    <style:style style:name="T18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8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9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9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9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19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19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198" style:parent-style-name="Нормален" style:family="paragraph">
      <style:paragraph-properties fo:margin-bottom="0.0694in" fo:line-height="100%" fo:background-color="#FFFFFF"/>
    </style:style>
    <style:style style:name="T19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0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0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02" style:parent-style-name="Нормален" style:list-style-name="LFO7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03" style:parent-style-name="Нормален" style:family="paragraph">
      <style:paragraph-properties fo:margin-bottom="0.0694in" fo:line-height="100%" fo:background-color="#FFFFFF"/>
    </style:style>
    <style:style style:name="T20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05" style:parent-style-name="Нормален" style:list-style-name="LFO8" style:family="paragraph">
      <style:paragraph-properties fo:margin-top="0.0694in" fo:margin-bottom="0.0694in" style:line-height-at-least="0.2916in" fo:background-color="#FFFFFF"/>
    </style:style>
    <style:style style:name="T20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0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0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0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1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1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1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1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1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1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16" style:parent-style-name="Нормален" style:family="paragraph">
      <style:paragraph-properties fo:margin-bottom="0.0694in" fo:line-height="100%" fo:background-color="#FFFFFF"/>
    </style:style>
    <style:style style:name="T21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1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1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20" style:parent-style-name="Нормален" style:list-style-name="LFO9" style:family="paragraph">
      <style:paragraph-properties fo:margin-top="0.0694in" fo:margin-bottom="0.0694in" style:line-height-at-least="0.2916in" fo:background-color="#FFFFFF"/>
    </style:style>
    <style:style style:name="T22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2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2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2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2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2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227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28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2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230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3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32" style:parent-style-name="Нормален" style:family="paragraph">
      <style:paragraph-properties fo:margin-bottom="0.0694in" fo:line-height="100%" fo:background-color="#FFFFFF"/>
    </style:style>
    <style:style style:name="T23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34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35" style:parent-style-name="Нормален" style:family="paragraph">
      <style:paragraph-properties fo:margin-bottom="0.0694in" fo:line-height="100%" fo:background-color="#FFFFFF"/>
    </style:style>
    <style:style style:name="T23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37" style:parent-style-name="Нормален" style:family="paragraph">
      <style:paragraph-properties fo:margin-bottom="0.0694in" fo:line-height="100%" fo:background-color="#FFFFFF"/>
    </style:style>
    <style:style style:name="T23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39" style:parent-style-name="Нормален" style:family="paragraph">
      <style:paragraph-properties fo:margin-bottom="0.0694in" fo:line-height="100%" fo:background-color="#FFFFFF"/>
    </style:style>
    <style:style style:name="T24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41" style:parent-style-name="Нормален" style:family="paragraph">
      <style:paragraph-properties fo:margin-bottom="0.0694in" fo:line-height="100%" fo:background-color="#FFFFFF"/>
    </style:style>
    <style:style style:name="T24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43" style:parent-style-name="Нормален" style:family="paragraph">
      <style:paragraph-properties fo:margin-bottom="0.0694in" fo:line-height="100%" fo:background-color="#FFFFFF"/>
    </style:style>
    <style:style style:name="T24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45" style:parent-style-name="Нормален" style:family="paragraph">
      <style:paragraph-properties fo:margin-bottom="0.0694in" fo:line-height="100%" fo:background-color="#FFFFFF"/>
    </style:style>
    <style:style style:name="T24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47" style:parent-style-name="Нормален" style:family="paragraph">
      <style:paragraph-properties fo:margin-bottom="0.0694in" fo:line-height="100%" fo:background-color="#FFFFFF"/>
    </style:style>
    <style:style style:name="T24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4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250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251" style:parent-style-name="Нормален" style:family="paragraph">
      <style:paragraph-properties fo:margin-bottom="0.0694in" fo:line-height="100%" fo:background-color="#FFFFFF"/>
    </style:style>
    <style:style style:name="T25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5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5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5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5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57" style:parent-style-name="Нормален" style:family="paragraph">
      <style:paragraph-properties fo:margin-bottom="0.0694in" fo:line-height="100%" fo:background-color="#FFFFFF"/>
    </style:style>
    <style:style style:name="T25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5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60" style:parent-style-name="Нормален" style:list-style-name="LFO10" style:family="paragraph">
      <style:paragraph-properties fo:margin-top="0.0694in" fo:margin-bottom="0.0694in" style:line-height-at-least="0.2916in" fo:background-color="#FFFFFF"/>
    </style:style>
    <style:style style:name="T26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6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6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6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6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6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6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6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69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7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71" style:parent-style-name="Нормален" style:family="paragraph">
      <style:paragraph-properties fo:margin-bottom="0.0694in" fo:line-height="100%" fo:background-color="#FFFFFF"/>
    </style:style>
    <style:style style:name="T27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273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7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7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276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77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278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79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0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8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28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83" style:parent-style-name="Нормален" style:family="paragraph">
      <style:paragraph-properties fo:margin-bottom="0.0694in" fo:line-height="100%" fo:background-color="#FFFFFF"/>
    </style:style>
    <style:style style:name="T284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8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8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87" style:parent-style-name="Нормален" style:family="paragraph">
      <style:paragraph-properties fo:margin-bottom="0.0694in" fo:line-height="100%" fo:background-color="#FFFFFF"/>
    </style:style>
    <style:style style:name="T28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28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90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291" style:parent-style-name="Нормален" style:family="paragraph">
      <style:paragraph-properties fo:margin-bottom="0.0694in" fo:line-height="100%" fo:background-color="#FFFFFF"/>
    </style:style>
    <style:style style:name="T29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93" style:parent-style-name="Нормален" style:family="paragraph">
      <style:paragraph-properties fo:margin-bottom="0.0694in" fo:line-height="100%" fo:background-color="#FFFFFF"/>
    </style:style>
    <style:style style:name="T29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95" style:parent-style-name="Нормален" style:family="paragraph">
      <style:paragraph-properties fo:margin-bottom="0.0694in" fo:line-height="100%" fo:background-color="#FFFFFF"/>
    </style:style>
    <style:style style:name="T29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97" style:parent-style-name="Нормален" style:family="paragraph">
      <style:paragraph-properties fo:margin-bottom="0.0694in" fo:line-height="100%" fo:background-color="#FFFFFF"/>
    </style:style>
    <style:style style:name="T29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299" style:parent-style-name="Нормален" style:family="paragraph">
      <style:paragraph-properties fo:margin-bottom="0.0694in" fo:line-height="100%" fo:background-color="#FFFFFF"/>
    </style:style>
    <style:style style:name="T30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01" style:parent-style-name="Нормален" style:family="paragraph">
      <style:paragraph-properties fo:margin-bottom="0.0694in" fo:line-height="100%" fo:background-color="#FFFFFF"/>
    </style:style>
    <style:style style:name="T30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03" style:parent-style-name="Нормален" style:family="paragraph">
      <style:paragraph-properties fo:margin-bottom="0.0694in" fo:line-height="100%" fo:background-color="#FFFFFF"/>
    </style:style>
    <style:style style:name="T30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05" style:parent-style-name="Нормален" style:family="paragraph">
      <style:paragraph-properties fo:margin-bottom="0.0694in" fo:line-height="100%" fo:background-color="#FFFFFF"/>
    </style:style>
    <style:style style:name="T30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07" style:parent-style-name="Нормален" style:family="paragraph">
      <style:paragraph-properties fo:margin-bottom="0.0694in" fo:line-height="100%" fo:background-color="#FFFFFF"/>
    </style:style>
    <style:style style:name="T30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09" style:parent-style-name="Нормален" style:family="paragraph">
      <style:paragraph-properties fo:margin-bottom="0.0694in" fo:line-height="100%" fo:background-color="#FFFFFF"/>
    </style:style>
    <style:style style:name="T31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11" style:parent-style-name="Нормален" style:family="paragraph">
      <style:paragraph-properties fo:margin-bottom="0.0694in" fo:line-height="100%" fo:background-color="#FFFFFF"/>
    </style:style>
    <style:style style:name="T31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13" style:parent-style-name="Нормален" style:family="paragraph">
      <style:paragraph-properties fo:margin-bottom="0.0694in" fo:line-height="100%" fo:background-color="#FFFFFF"/>
    </style:style>
    <style:style style:name="T31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15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fo:language="bg" fo:country="BG" style:language-asian="bg" style:country-asian="BG"/>
    </style:style>
    <style:style style:name="P31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317" style:parent-style-name="Нормален" style:family="paragraph">
      <style:paragraph-properties fo:margin-bottom="0.0694in" fo:line-height="100%" fo:background-color="#FFFFFF"/>
    </style:style>
    <style:style style:name="T31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31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2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ableColumn322" style:family="table-column">
      <style:table-column-properties style:column-width="4.3229in"/>
    </style:style>
    <style:style style:name="Table321" style:family="table">
      <style:table-properties style:width="4.3229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104in outset #000000" style:writing-mode="lr-tb" fo:padding-top="0in" fo:padding-left="0in" fo:padding-bottom="0in" fo:padding-right="0in"/>
    </style:style>
    <style:style style:name="P325" style:parent-style-name="Нормален" style:family="paragraph">
      <style:paragraph-properties fo:text-align="center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TableRow326" style:family="table-row">
      <style:table-row-properties/>
    </style:style>
    <style:style style:name="TableCell327" style:family="table-cell">
      <style:table-cell-properties fo:border="0.0104in outset #000000" style:writing-mode="lr-tb" fo:padding-top="0in" fo:padding-left="0in" fo:padding-bottom="0in" fo:padding-right="0in"/>
    </style:style>
    <style:style style:name="P32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2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3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4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5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5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5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5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5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5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5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357" style:parent-style-name="Нормален" style:family="paragraph">
      <style:paragraph-properties fo:margin-bottom="0.0694in" fo:line-height="100%" fo:background-color="#FFFFFF"/>
    </style:style>
    <style:style style:name="T35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5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360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6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6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6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64" style:parent-style-name="Нормален" style:family="paragraph">
      <style:paragraph-properties fo:margin-bottom="0.0694in" fo:line-height="100%" fo:background-color="#FFFFFF"/>
    </style:style>
    <style:style style:name="T36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6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367" style:parent-style-name="Нормален" style:list-style-name="LFO11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68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69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70" style:parent-style-name="Нормален" style:family="paragraph">
      <style:paragraph-properties fo:margin-bottom="0.0694in" fo:line-height="100%" fo:background-color="#FFFFFF"/>
    </style:style>
    <style:style style:name="T37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72" style:parent-style-name="Нормален" style:family="paragraph">
      <style:paragraph-properties fo:margin-bottom="0.0694in" fo:line-height="100%" fo:background-color="#FFFFFF"/>
    </style:style>
    <style:style style:name="T37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74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375" style:parent-style-name="Нормален" style:list-style-name="LFO12" style:family="paragraph">
      <style:paragraph-properties fo:margin-top="0.0694in" fo:margin-bottom="0.0694in" style:line-height-at-least="0.2916in" fo:background-color="#FFFFFF"/>
    </style:style>
    <style:style style:name="T37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7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78" style:parent-style-name="Нормален" style:list-style-name="LFO12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79" style:parent-style-name="Нормален" style:list-style-name="LFO12" style:family="paragraph">
      <style:paragraph-properties fo:margin-top="0.0694in" fo:margin-bottom="0.0694in" style:line-height-at-least="0.2916in" fo:background-color="#FFFFFF"/>
    </style:style>
    <style:style style:name="T38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8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82" style:parent-style-name="Нормален" style:list-style-name="LFO12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83" style:parent-style-name="Нормален" style:list-style-name="LFO12" style:family="paragraph">
      <style:paragraph-properties fo:margin-top="0.0694in" fo:margin-bottom="0.0694in" style:line-height-at-least="0.2916in" fo:background-color="#FFFFFF"/>
    </style:style>
    <style:style style:name="T38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8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86" style:parent-style-name="Нормален" style:list-style-name="LFO12" style:family="paragraph">
      <style:paragraph-properties fo:margin-top="0.0694in" fo:margin-bottom="0.0694in" style:line-height-at-least="0.2916in" fo:background-color="#FFFFFF"/>
    </style:style>
    <style:style style:name="T38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8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8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390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91" style:parent-style-name="Нормален" style:family="paragraph">
      <style:paragraph-properties fo:margin-bottom="0.0694in" fo:line-height="100%" fo:background-color="#FFFFFF"/>
    </style:style>
    <style:style style:name="T39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39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394" style:parent-style-name="Нормален" style:list-style-name="LFO13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95" style:parent-style-name="Нормален" style:list-style-name="LFO13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96" style:parent-style-name="Нормален" style:list-style-name="LFO13" style:family="paragraph">
      <style:paragraph-properties fo:margin-top="0.0694in" fo:margin-bottom="0.0694in" style:line-height-at-least="0.2916in" fo:background-color="#FFFFFF"/>
    </style:style>
    <style:style style:name="T39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39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399" style:parent-style-name="Нормален" style:list-style-name="LFO13" style:family="paragraph">
      <style:paragraph-properties fo:margin-top="0.0694in" fo:margin-bottom="0.0694in" style:line-height-at-least="0.2916in" fo:background-color="#FFFFFF"/>
    </style:style>
    <style:style style:name="T40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0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0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0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04" style:parent-style-name="Нормален" style:family="paragraph">
      <style:paragraph-properties fo:margin-bottom="0.0694in" fo:line-height="100%" fo:background-color="#FFFFFF"/>
    </style:style>
    <style:style style:name="T40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0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407" style:parent-style-name="Нормален" style:list-style-name="LFO14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08" style:parent-style-name="Нормален" style:list-style-name="LFO14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09" style:parent-style-name="Нормален" style:list-style-name="LFO14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10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1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1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pt" style:font-size-asian="10pt" style:font-size-complex="10pt" fo:language="bg" fo:country="BG" style:language-asian="bg" style:country-asian="BG"/>
    </style:style>
    <style:style style:name="P413" style:parent-style-name="Нормален" style:list-style-name="LFO15" style:family="paragraph">
      <style:paragraph-properties fo:margin-top="0.0694in" fo:margin-bottom="0.0694in" style:line-height-at-least="0.2916in" fo:background-color="#FFFFFF"/>
    </style:style>
    <style:style style:name="T41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1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16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17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18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fo:language="bg" fo:country="BG" style:language-asian="bg" style:country-asian="BG"/>
    </style:style>
    <style:style style:name="P41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420" style:parent-style-name="Нормален" style:list-style-name="LFO16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21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22" style:parent-style-name="Нормален" style:list-style-name="LFO17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23" style:parent-style-name="Нормален" style:list-style-name="LFO17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24" style:parent-style-name="Нормален" style:list-style-name="LFO17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25" style:parent-style-name="Нормален" style:list-style-name="LFO17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26" style:parent-style-name="Нормален" style:list-style-name="LFO17" style:family="paragraph">
      <style:paragraph-properties fo:margin-top="0.0694in" fo:margin-bottom="0.0694in" style:line-height-at-least="0.2916in" fo:background-color="#FFFFFF"/>
    </style:style>
    <style:style style:name="T42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28" style:parent-style-name="Нормален" style:list-style-name="LFO17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2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430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31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32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33" style:parent-style-name="Нормален" style:family="paragraph">
      <style:paragraph-properties fo:margin-bottom="0.0694in" fo:line-height="100%" fo:background-color="#FFFFFF"/>
    </style:style>
    <style:style style:name="T43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3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3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37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38" style:parent-style-name="Нормален" style:family="paragraph">
      <style:paragraph-properties fo:margin-bottom="0.0694in" fo:line-height="100%" fo:background-color="#FFFFFF"/>
    </style:style>
    <style:style style:name="T43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4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4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4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4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44" style:parent-style-name="Нормален" style:family="paragraph">
      <style:paragraph-properties fo:margin-bottom="0.0694in" fo:line-height="100%" fo:background-color="#FFFFFF"/>
    </style:style>
    <style:style style:name="T44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4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4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48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49" style:parent-style-name="Нормален" style:family="paragraph">
      <style:paragraph-properties fo:margin-bottom="0.0694in" fo:line-height="100%" fo:background-color="#FFFFFF"/>
    </style:style>
    <style:style style:name="T45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5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5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5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54" style:parent-style-name="Нормален" style:family="paragraph">
      <style:paragraph-properties fo:margin-bottom="0.0694in" fo:line-height="100%" fo:background-color="#FFFFFF"/>
    </style:style>
    <style:style style:name="T45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56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5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58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59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0" style:parent-style-name="Нормален" style:family="paragraph">
      <style:paragraph-properties fo:margin-bottom="0.0694in" fo:line-height="100%" fo:background-color="#FFFFFF"/>
    </style:style>
    <style:style style:name="T46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6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6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64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65" style:parent-style-name="Нормален" style:family="paragraph">
      <style:paragraph-properties fo:margin-bottom="0.0694in" fo:line-height="100%" fo:background-color="#FFFFFF"/>
    </style:style>
    <style:style style:name="T46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67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6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69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0" style:parent-style-name="Нормален" style:family="paragraph">
      <style:paragraph-properties fo:margin-bottom="0.0694in" fo:line-height="100%" fo:background-color="#FFFFFF"/>
    </style:style>
    <style:style style:name="T47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72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7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74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475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76" style:parent-style-name="Нормален" style:family="paragraph">
      <style:paragraph-properties fo:margin-bottom="0.0694in" fo:line-height="100%" fo:background-color="#FFFFFF"/>
    </style:style>
    <style:style style:name="T47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78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7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80" style:parent-style-name="Нормален" style:family="paragraph">
      <style:paragraph-properties fo:margin-bottom="0.0694in" fo:line-height="100%" fo:background-color="#FFFFFF"/>
    </style:style>
    <style:style style:name="T48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82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83" style:parent-style-name="Нормален" style:family="paragraph">
      <style:paragraph-properties fo:margin-bottom="0.0694in" fo:line-height="100%" fo:background-color="#FFFFFF"/>
    </style:style>
    <style:style style:name="T48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8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8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87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88" style:parent-style-name="Нормален" style:family="paragraph">
      <style:paragraph-properties fo:margin-bottom="0.0694in" fo:line-height="100%" fo:background-color="#FFFFFF"/>
    </style:style>
    <style:style style:name="T48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9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9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92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3" style:parent-style-name="Нормален" style:family="paragraph">
      <style:paragraph-properties fo:margin-bottom="0.0694in" fo:line-height="100%" fo:background-color="#FFFFFF"/>
    </style:style>
    <style:style style:name="T494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49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49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497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498" style:parent-style-name="Нормален" style:family="paragraph">
      <style:paragraph-properties fo:margin-bottom="0.0694in" fo:line-height="100%" fo:background-color="#FFFFFF"/>
    </style:style>
    <style:style style:name="T49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500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50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02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50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04" style:parent-style-name="Нормален" style:family="paragraph">
      <style:paragraph-properties fo:margin-bottom="0.0694in" fo:line-height="100%" fo:background-color="#FFFFFF"/>
    </style:style>
    <style:style style:name="T50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06" style:parent-style-name="Нормален" style:family="paragraph">
      <style:paragraph-properties fo:margin-bottom="0.0694in" fo:line-height="100%" fo:background-color="#FFFFFF"/>
    </style:style>
    <style:style style:name="T50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08" style:parent-style-name="Нормален" style:family="paragraph">
      <style:paragraph-properties fo:margin-bottom="0.0694in" fo:line-height="100%" fo:background-color="#FFFFFF"/>
    </style:style>
    <style:style style:name="T50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10" style:parent-style-name="Нормален" style:family="paragraph">
      <style:paragraph-properties fo:margin-bottom="0.0694in" fo:line-height="100%" fo:background-color="#FFFFFF"/>
    </style:style>
    <style:style style:name="T51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12" style:parent-style-name="Нормален" style:family="paragraph">
      <style:paragraph-properties fo:margin-bottom="0.0694in" fo:line-height="100%" fo:background-color="#FFFFFF"/>
    </style:style>
    <style:style style:name="T51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14" style:parent-style-name="Нормален" style:family="paragraph">
      <style:paragraph-properties fo:margin-bottom="0.0694in" fo:line-height="100%" fo:background-color="#FFFFFF"/>
    </style:style>
    <style:style style:name="T51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16" style:parent-style-name="Нормален" style:family="paragraph">
      <style:paragraph-properties fo:margin-bottom="0.0694in" fo:line-height="100%" fo:background-color="#FFFFFF"/>
    </style:style>
    <style:style style:name="T51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18" style:parent-style-name="Нормален" style:family="paragraph">
      <style:paragraph-properties fo:margin-bottom="0.0694in" fo:line-height="100%" fo:background-color="#FFFFFF"/>
    </style:style>
    <style:style style:name="T519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20" style:parent-style-name="Нормален" style:family="paragraph">
      <style:paragraph-properties fo:margin-bottom="0.0694in" fo:line-height="100%" fo:background-color="#FFFFFF"/>
    </style:style>
    <style:style style:name="T521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22" style:parent-style-name="Нормален" style:family="paragraph">
      <style:paragraph-properties fo:margin-bottom="0.0694in" fo:line-height="100%" fo:background-color="#FFFFFF"/>
    </style:style>
    <style:style style:name="T523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24" style:parent-style-name="Нормален" style:family="paragraph">
      <style:paragraph-properties fo:margin-bottom="0.0694in" fo:line-height="100%" fo:background-color="#FFFFFF"/>
    </style:style>
    <style:style style:name="T525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26" style:parent-style-name="Нормален" style:family="paragraph">
      <style:paragraph-properties fo:margin-bottom="0.0694in" fo:line-height="100%" fo:background-color="#FFFFFF"/>
    </style:style>
    <style:style style:name="T527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28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29" style:parent-style-name="Нормален" style:family="paragraph">
      <style:paragraph-properties fo:margin-bottom="0.0694in" fo:line-height="100%" fo:background-color="#FFFFFF"/>
    </style:style>
    <style:style style:name="T530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T531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532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3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2pt" style:font-size-asian="12pt" style:font-size-complex="12pt" fo:language="bg" fo:country="BG" style:language-asian="bg" style:country-asian="BG"/>
    </style:style>
    <style:style style:name="P534" style:parent-style-name="Нормален" style:family="paragraph">
      <style:paragraph-properties fo:margin-bottom="0.0694in" fo:line-height="100%" fo:background-color="#FFFFFF"/>
    </style:style>
    <style:style style:name="T535" style:parent-style-name="Шрифтнаабзацапоподразбиране" style:family="text"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T536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37" style:parent-style-name="Нормален" style:family="paragraph">
      <style:paragraph-properties fo:margin-bottom="0.0694in" fo:line-height="100%" fo:background-color="#FFFFFF"/>
    </style:style>
    <style:style style:name="T538" style:parent-style-name="Шрифтнаабзацапоподразбиране" style:family="text">
      <style:text-properties style:font-name="Arial" style:font-name-asian="Times New Roman" style:font-name-complex="Arial" fo:font-weight="bold" style:font-weight-asian="bold" style:font-weight-complex="bold" fo:color="#333333" fo:language="bg" fo:country="BG" style:language-asian="bg" style:country-asian="BG"/>
    </style:style>
    <style:style style:name="P539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P540" style:parent-style-name="Нормален" style:list-style-name="LFO18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41" style:parent-style-name="Нормален" style:list-style-name="LFO18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42" style:parent-style-name="Нормален" style:list-style-name="LFO18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543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3.5pt" style:font-size-asian="13.5pt" style:font-size-complex="13.5pt" fo:language="bg" fo:country="BG" style:language-asian="bg" style:country-asian="BG"/>
    </style:style>
    <style:style style:name="TableColumn545" style:family="table-column">
      <style:table-column-properties style:column-width="3.7083in"/>
    </style:style>
    <style:style style:name="TableColumn546" style:family="table-column">
      <style:table-column-properties style:column-width="2.7805in"/>
    </style:style>
    <style:style style:name="Table544" style:family="table">
      <style:table-properties style:width="6.4888in" fo:margin-left="0in" table:align="left"/>
    </style:style>
    <style:style style:name="TableRow547" style:family="table-row">
      <style:table-row-properties/>
    </style:style>
    <style:style style:name="TableCell548" style:family="table-cell">
      <style:table-cell-properties fo:border="0.0104in outset #000000" style:writing-mode="lr-tb" fo:padding-top="0in" fo:padding-left="0in" fo:padding-bottom="0in" fo:padding-right="0in"/>
    </style:style>
    <style:style style:name="P549" style:parent-style-name="Нормален" style:family="paragraph">
      <style:paragraph-properties fo:text-align="center" fo:margin-bottom="0.0694in" fo:line-height="100%"/>
    </style:style>
    <style:style style:name="T550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bg" fo:country="BG" style:language-asian="bg" style:country-asian="BG"/>
    </style:style>
    <style:style style:name="TableCell551" style:family="table-cell">
      <style:table-cell-properties fo:border="0.0104in outset #000000" style:writing-mode="lr-tb" fo:padding-top="0in" fo:padding-left="0in" fo:padding-bottom="0in" fo:padding-right="0in"/>
    </style:style>
    <style:style style:name="P552" style:parent-style-name="Нормален" style:family="paragraph">
      <style:paragraph-properties fo:text-align="center" fo:margin-bottom="0.0694in" fo:line-height="100%"/>
    </style:style>
    <style:style style:name="T553" style:parent-style-name="Шрифтнаабзацапоподразбиране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bg" fo:country="BG" style:language-asian="bg" style:country-asian="BG"/>
    </style:style>
    <style:style style:name="TableRow554" style:family="table-row">
      <style:table-row-properties/>
    </style:style>
    <style:style style:name="TableCell555" style:family="table-cell">
      <style:table-cell-properties fo:border="0.0104in outset #000000" style:writing-mode="lr-tb" fo:padding-top="0in" fo:padding-left="0in" fo:padding-bottom="0in" fo:padding-right="0in"/>
    </style:style>
    <style:style style:name="P55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5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5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5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6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6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6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6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6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6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6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TableCell567" style:family="table-cell">
      <style:table-cell-properties fo:border="0.0104in outset #000000" style:writing-mode="lr-tb" fo:padding-top="0in" fo:padding-left="0in" fo:padding-bottom="0in" fo:padding-right="0in"/>
    </style:style>
    <style:style style:name="P56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6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7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8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59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0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1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1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1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1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1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1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1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1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TableRow618" style:family="table-row">
      <style:table-row-properties/>
    </style:style>
    <style:style style:name="TableCell619" style:family="table-cell">
      <style:table-cell-properties fo:border="0.0104in outset #000000" style:writing-mode="lr-tb" fo:padding-top="0in" fo:padding-left="0in" fo:padding-bottom="0in" fo:padding-right="0in"/>
    </style:style>
    <style:style style:name="P62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2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2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2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2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2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2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2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2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2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3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TableCell631" style:family="table-cell">
      <style:table-cell-properties fo:border="0.0104in outset #000000" style:writing-mode="lr-tb" fo:padding-top="0in" fo:padding-left="0in" fo:padding-bottom="0in" fo:padding-right="0in"/>
    </style:style>
    <style:style style:name="P63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3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3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3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3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3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3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3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3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4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5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6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7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8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49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50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51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52" style:parent-style-name="Нормален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bg" fo:country="BG" style:language-asian="bg" style:country-asian="BG"/>
    </style:style>
    <style:style style:name="P653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654" style:parent-style-name="Нормален" style:family="paragraph">
      <style:paragraph-properties fo:margin-bottom="0.1041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fo:language="bg" fo:country="BG" style:language-asian="bg" style:country-asian="BG"/>
    </style:style>
    <style:style style:name="P655" style:parent-style-name="Нормален" style:family="paragraph">
      <style:paragraph-properties fo:margin-bottom="0.0694in" fo:line-height="100%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656" style:parent-style-name="Нормален" style:list-style-name="LFO19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657" style:parent-style-name="Нормален" style:list-style-name="LFO19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  <style:style style:name="P658" style:parent-style-name="Нормален" style:list-style-name="LFO19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color="#333333" fo:language="bg" fo:country="BG" style:language-asian="bg" style:country-asian="BG"/>
    </style:style>
  </office:automatic-styles>
  <office:body>
    <office:text text:use-soft-page-breaks="true">
      <text:h text:style-name="P1" text:outline-level="2">BrokerCompanySystem_Тестове "Структура"</text:h>
      <text:p text:style-name="P2"><text:span text:style-name="T3">Avaliable from</text:span><text:span text:style-name="T4">: Sunday, 25 October 2020, 10:00</text:span><text:span text:style-name="T5"><text:line-break/></text:span><text:span text:style-name="T6">Due date</text:span><text:span text:style-name="T7">: Sunday, 25 October 2020, 16:00</text:span><text:span text:style-name="T8"><text:line-break/></text:span><text:span text:style-name="T9">Requested files</text:span><text:span text:style-name="T10">: StartUp.cs, CompanyController.cs, Engine.cs, Broker.cs, Company.cs, Building.cs, Business.cs, Hotel.cs, Residence.cs (</text:span><text:a xlink:href="https://it-kariera.mon.bg/e-learning/mod/vpl/views/downloadrequiredfiles.php?id=4931" office:target-frame-name="_top" xlink:show="replace"><text:span text:style-name="T11">Download</text:span></text:a><text:span text:style-name="T12">)</text:span><text:span text:style-name="T13"><text:line-break/></text:span><text:span text:style-name="T14">Type of work</text:span><text:span text:style-name="T15">: Individual work</text:span><text:span text:style-name="T16"><text:line-break/></text:span><text:span text:style-name="T17">Настройки на оценките</text:span><text:span text:style-name="T18">: Максимална оценка: 30 </text:span><text:span text:style-name="T19">Скрити</text:span><text:span text:style-name="T20"><text:line-break/></text:span><text:span text:style-name="T21">Run</text:span><text:span text:style-name="T22">: Не. </text:span><text:span text:style-name="T23">Evaluate</text:span><text:span text:style-name="T24">: Да</text:span><text:span text:style-name="T25"><text:line-break/></text:span><text:span text:style-name="T26">Automatic grade</text:span><text:span text:style-name="T27">: Да.</text:span></text:p>
      <text:h text:style-name="P28" text:outline-level="1">Broker Company System</text:h>
      <text:h text:style-name="P29" text:outline-level="3">Преглед на задачата</text:h>
      <text:p text:style-name="P30">Имате за задача да помогнете на един приятел с курсовата му работа по програмиране. Задачата му е да направи система за регистриране на брокерски компании и да създаде архив с информация за каталозите от сгради на всяка фирма и да проследи работата на служителите си – брокерите.</text:p>
      <text:h text:style-name="P31" text:outline-level="2">Problem 1.       Структура</text:h>
      <text:h text:style-name="P32" text:outline-level="3">Building</text:h>
      <text:p text:style-name="P33"><text:span text:style-name="T34">Сградата е </text:span><text:span text:style-name="T35">базов</text:span><text:span text:style-name="T36"> </text:span><text:span text:style-name="T37">клас</text:span><text:span text:style-name="T38"> за всички видове сгради и </text:span><text:span text:style-name="T39">не</text:span><text:span text:style-name="T40"> </text:span><text:span text:style-name="T41">трябва</text:span><text:span text:style-name="T42"> да може да се </text:span><text:span text:style-name="T43">инстанцира</text:span><text:span text:style-name="T44">.</text:span></text:p>
      <text:h text:style-name="P45" text:outline-level="4">Data</text:h>
      <text:p text:style-name="P46">Всяка сграда има име, град, звезди, сума за наем и статус.</text:p>
      <text:p text:style-name="P47"><text:span text:style-name="T48">Name</text:span><text:span text:style-name="T49"> – символен низ</text:span></text:p>
      <text:p text:style-name="P50"><text:span text:style-name="T51">City</text:span><text:span text:style-name="T52"> – символен низ</text:span></text:p>
      <text:p text:style-name="P53"><text:span text:style-name="T54">Stars</text:span><text:span text:style-name="T55"> – цяло число</text:span></text:p>
      <text:p text:style-name="P56"><text:span text:style-name="T57">RentAmount</text:span><text:span text:style-name="T58"> – реално число</text:span></text:p>
      <text:p text:style-name="P59"><text:span text:style-name="T60">IsAvailable </text:span><text:span text:style-name="T61">– булева стойност</text:span></text:p>
      <text:list text:style-name="LFO1" text:continue-numbering="true">
        <text:list-item>
          <text:p text:style-name="P62"><text:span text:style-name="T63">Името на сградата </text:span><text:span text:style-name="T64">не</text:span><text:span text:style-name="T65"> </text:span><text:span text:style-name="T66">трябва</text:span><text:span text:style-name="T67"> да бъдат </text:span><text:span text:style-name="T68">null</text:span><text:span text:style-name="T69"> или </text:span><text:span text:style-name="T70">празен</text:span><text:span text:style-name="T71"> </text:span><text:span text:style-name="T72">стринг.</text:span></text:p>
        </text:list-item>
      </text:list>
      <text:p text:style-name="P73"><text:span text:style-name="T74">Съобщение: Building name</text:span><text:span text:style-name="T75"> </text:span><text:span text:style-name="T76">must not be null or empty!</text:span></text:p>
      <text:list text:style-name="LFO2" text:continue-numbering="true">
        <text:list-item>
          <text:p text:style-name="P77"><text:span text:style-name="T78">Града на сградата </text:span><text:span text:style-name="T79">не</text:span><text:span text:style-name="T80"> </text:span><text:span text:style-name="T81">трябва</text:span><text:span text:style-name="T82"> да бъдат </text:span><text:span text:style-name="T83">null</text:span><text:span text:style-name="T84"> или </text:span><text:span text:style-name="T85">празен</text:span><text:span text:style-name="T86"> </text:span><text:span text:style-name="T87">стринг.</text:span></text:p>
        </text:list-item>
      </text:list>
      <text:p text:style-name="P88"><text:span text:style-name="T89">Съобщение: </text:span><text:span text:style-name="T90">City </text:span><text:span text:style-name="T91">must not be null or empty!</text:span></text:p>
      <text:soft-page-break/>
      <text:list text:style-name="LFO3" text:continue-numbering="true">
        <text:list-item>
          <text:p text:style-name="P92"><text:span text:style-name="T93">Звездите на сградата </text:span><text:span text:style-name="T94">не може </text:span><text:span text:style-name="T95">да бъдат </text:span><text:span text:style-name="T96">отрицателни </text:span><text:span text:style-name="T97">или </text:span><text:span text:style-name="T98">повече от 5.</text:span></text:p>
        </text:list-item>
      </text:list>
      <text:p text:style-name="P99"><text:span text:style-name="T100">Съобщение: </text:span><text:span text:style-name="T101">Stars </text:span><text:span text:style-name="T102">cannot be less than 0 or above 5!</text:span></text:p>
      <text:list text:style-name="LFO4" text:continue-numbering="true">
        <text:list-item>
          <text:p text:style-name="P103"><text:span text:style-name="T104">Наема на сградата </text:span><text:span text:style-name="T105">не може </text:span><text:span text:style-name="T106">да бъдат </text:span><text:span text:style-name="T107">отрицателен </text:span><text:span text:style-name="T108">или равен на </text:span><text:span text:style-name="T109">0.</text:span></text:p>
        </text:list-item>
      </text:list>
      <text:p text:style-name="P110"><text:span text:style-name="T111">Съобщение: </text:span><text:span text:style-name="T112">Rent amount cannot be less or equal to 0!</text:span></text:p>
      <text:list text:style-name="LFO5" text:continue-numbering="true">
        <text:list-item>
          <text:p text:style-name="P113"><text:span text:style-name="T114">При подаване на </text:span><text:span text:style-name="T115">невалидна</text:span><text:span text:style-name="T116"> стойност хвърлете изключение – </text:span><text:span text:style-name="T117">ArgumentException с конкретното съобщение</text:span><text:span text:style-name="T118">.</text:span></text:p>
        </text:list-item>
      </text:list>
      <text:h text:style-name="P119" text:outline-level="4">Constructor</text:h>
      <text:p text:style-name="P120">Това са параметрите за конструктора:</text:p>
      <text:p text:style-name="P121">string name, string city, int stars, double rentAmount</text:p>
      <text:h text:style-name="P122" text:outline-level="4">Behavior</text:h>
      <text:h text:style-name="P123" text:outline-level="5">override string ToString()</text:h>
      <text:p text:style-name="P124"><text:span text:style-name="T125">****Building: {Name} &lt;Stars&gt;</text:span></text:p>
      <text:p text:style-name="P126"><text:span text:style-name="T127">****Location: {City}</text:span></text:p>
      <text:p text:style-name="P128"><text:span text:style-name="T129">****RentAmount: {RentAmount}</text:span></text:p>
      <text:p text:style-name="P130"><text:span text:style-name="T131">****Is Available: {IsAvailable}</text:span></text:p>
      <text:h text:style-name="P132" text:outline-level="4">Child Classes</text:h>
      <text:h text:style-name="P133" text:outline-level="5">Hotel</text:h>
      <text:p text:style-name="P134"><text:span text:style-name="T135">Името трябва да завършва на </text:span><text:span text:style-name="T136">Hotel</text:span><text:span text:style-name="T137">.</text:span></text:p>
      <text:p text:style-name="P138"><text:span text:style-name="T139">Example</text:span><text:span text:style-name="T140">: Green Park Hotel</text:span></text:p>
      <text:p text:style-name="P141"><text:span text:style-name="T142">При невалидно име хвърлете </text:span><text:span text:style-name="T143">ArgumentException</text:span><text:span text:style-name="T144">.</text:span></text:p>
      <text:p text:style-name="P145"><text:span text:style-name="T146">Съобщение: Name of hotel buildings should end on Hotel!</text:span></text:p>
      <text:h text:style-name="P147" text:outline-level="5">Residence</text:h>
      <text:p text:style-name="P148"><text:span text:style-name="T149">Името трябва да завършва на </text:span><text:span text:style-name="T150">Residence</text:span><text:span text:style-name="T151">.</text:span></text:p>
      <text:p text:style-name="P152"><text:span text:style-name="T153">Example</text:span><text:span text:style-name="T154">: Green Park Residence</text:span></text:p>
      <text:p text:style-name="P155"><text:span text:style-name="T156">При невалидно име хвърлете </text:span><text:span text:style-name="T157">ArgumentException</text:span><text:span text:style-name="T158">.</text:span></text:p>
      <text:soft-page-break/>
      <text:p text:style-name="P159"><text:span text:style-name="T160">Съобщение: Name of residence buildings should end on Residence!</text:span></text:p>
      <text:h text:style-name="P161" text:outline-level="5">Business</text:h>
      <text:p text:style-name="P162"><text:span text:style-name="T163">Името трябва да завършва на </text:span><text:span text:style-name="T164">Business</text:span><text:span text:style-name="T165">.</text:span></text:p>
      <text:p text:style-name="P166"><text:span text:style-name="T167">Example</text:span><text:span text:style-name="T168">: Green Park Business</text:span></text:p>
      <text:p text:style-name="P169"><text:span text:style-name="T170">При невалидно име хвърлете </text:span><text:span text:style-name="T171">ArgumentException</text:span><text:span text:style-name="T172">.</text:span></text:p>
      <text:p text:style-name="P173"><text:span text:style-name="T174">Съобщение: Name of business buildings should end on Business!</text:span></text:p>
      <text:h text:style-name="P175" text:outline-level="3">Broker</text:h>
      <text:h text:style-name="P176" text:outline-level="4">Data</text:h>
      <text:p text:style-name="P177"><text:span text:style-name="T178">Всеки брокер има име, години, град, бонус и </text:span><text:span text:style-name="T179">поле </text:span><text:span text:style-name="T180">със сгради, които той е отдал:</text:span></text:p>
      <text:p text:style-name="P181">Name – символен низ</text:p>
      <text:p text:style-name="P182">Age – цяло число</text:p>
      <text:p text:style-name="P183"><text:span text:style-name="T184">City </text:span><text:span text:style-name="T185">– символен низ</text:span></text:p>
      <text:p text:style-name="P186">Bonus – реално число</text:p>
      <text:list text:style-name="LFO6" text:continue-numbering="true">
        <text:list-item>
          <text:p text:style-name="P187"><text:span text:style-name="T188">Името на брокера </text:span><text:span text:style-name="T189">не</text:span><text:span text:style-name="T190"> </text:span><text:span text:style-name="T191">трябва</text:span><text:span text:style-name="T192"> да бъдат </text:span><text:span text:style-name="T193">null</text:span><text:span text:style-name="T194"> или </text:span><text:span text:style-name="T195">празен</text:span><text:span text:style-name="T196"> </text:span><text:span text:style-name="T197">стринг.</text:span></text:p>
        </text:list-item>
      </text:list>
      <text:p text:style-name="P198"><text:span text:style-name="T199">Съобщение: Broker name</text:span><text:span text:style-name="T200"> </text:span><text:span text:style-name="T201">must not be null or empty!</text:span></text:p>
      <text:list text:style-name="LFO7" text:continue-numbering="true">
        <text:list-item>
          <text:p text:style-name="P202">Годините на брокера не може да са по – малко от 16 и повече от 70.</text:p>
        </text:list-item>
      </text:list>
      <text:p text:style-name="P203"><text:span text:style-name="T204">Съобщение: Broker's age cannot be less than 16 or above 70!</text:span></text:p>
      <text:list text:style-name="LFO8" text:continue-numbering="true">
        <text:list-item>
          <text:p text:style-name="P205"><text:span text:style-name="T206">Града на брокера </text:span><text:span text:style-name="T207">не</text:span><text:span text:style-name="T208"> </text:span><text:span text:style-name="T209">трябва</text:span><text:span text:style-name="T210"> да бъдат </text:span><text:span text:style-name="T211">null</text:span><text:span text:style-name="T212"> или </text:span><text:span text:style-name="T213">празен</text:span><text:span text:style-name="T214"> </text:span><text:span text:style-name="T215">стринг.</text:span></text:p>
        </text:list-item>
      </text:list>
      <text:p text:style-name="P216"><text:span text:style-name="T217">Съобщение: </text:span><text:span text:style-name="T218">City </text:span><text:span text:style-name="T219">must not be null or empty!</text:span></text:p>
      <text:list text:style-name="LFO9" text:continue-numbering="true">
        <text:list-item>
          <text:p text:style-name="P220"><text:span text:style-name="T221">При подаване на </text:span><text:span text:style-name="T222">невалидна</text:span><text:span text:style-name="T223"> стойност хвърлете изключение – </text:span><text:span text:style-name="T224">ArgumentException с конкретното съобщение</text:span><text:span text:style-name="T225">.</text:span></text:p>
        </text:list-item>
      </text:list>
      <text:h text:style-name="P226" text:outline-level="4">Constructor</text:h>
      <text:p text:style-name="P227">Това са параметрите за конструктора:</text:p>
      <text:p text:style-name="P228">string name, int age, string city</text:p>
      <text:soft-page-break/>
      <text:h text:style-name="P229" text:outline-level="4">Behavior</text:h>
      <text:h text:style-name="P230" text:outline-level="5">double ReceiveBonus(Building building)</text:h>
      <text:p text:style-name="P231">Трябва да се изчисли и добави бонуса на брокера отдал сградата и трябва да се добави сградата в списъка му с отдадени сгради. Върнете калкулирания текущ бонус изчислен по следната формула:</text:p>
      <text:p text:style-name="P232"><text:span text:style-name="T233">{Building rent amount} * 2 * {building stars} / 100</text:span></text:p>
      <text:h text:style-name="P234" text:outline-level="5">override string ToString()</text:h>
      <text:p text:style-name="P235"><text:span text:style-name="T236">****Broker: {Name} &lt;{Age}&gt;</text:span></text:p>
      <text:p text:style-name="P237"><text:span text:style-name="T238">****Location: {City}</text:span></text:p>
      <text:p text:style-name="P239"><text:span text:style-name="T240">****Bonus: {Bonus}</text:span></text:p>
      <text:p text:style-name="P241"><text:span text:style-name="T242">****** {building1.Name}</text:span></text:p>
      <text:p text:style-name="P243"><text:span text:style-name="T244">****** {building2.Name}</text:span></text:p>
      <text:p text:style-name="P245"><text:span text:style-name="T246">…</text:span></text:p>
      <text:p text:style-name="P247"><text:span text:style-name="T248">****** {buildingN.Name}</text:span></text:p>
      <text:h text:style-name="P249" text:outline-level="3">Company</text:h>
      <text:h text:style-name="P250" text:outline-level="4">Data</text:h>
      <text:p text:style-name="P251"><text:span text:style-name="T252">Всяка компания има име, </text:span><text:span text:style-name="T253">поле</text:span><text:span text:style-name="T254"> със сгради и </text:span><text:span text:style-name="T255">поле</text:span><text:span text:style-name="T256"> с брокери:</text:span></text:p>
      <text:p text:style-name="P257"><text:span text:style-name="T258">Name</text:span><text:span text:style-name="T259"> – символен низ</text:span></text:p>
      <text:list text:style-name="LFO10" text:continue-numbering="true">
        <text:list-item>
          <text:p text:style-name="P260"><text:span text:style-name="T261">Името на компанията </text:span><text:span text:style-name="T262">не</text:span><text:span text:style-name="T263"> </text:span><text:span text:style-name="T264">трябва</text:span><text:span text:style-name="T265"> да бъдат </text:span><text:span text:style-name="T266">null</text:span><text:span text:style-name="T267"> или </text:span><text:span text:style-name="T268">празен</text:span><text:span text:style-name="T269"> </text:span><text:span text:style-name="T270">стринг.</text:span></text:p>
        </text:list-item>
      </text:list>
      <text:p text:style-name="P271"><text:span text:style-name="T272">Съобщение: Company name</text:span><text:span text:style-name="T273"> </text:span><text:span text:style-name="T274">must not be null or empty!</text:span></text:p>
      <text:h text:style-name="P275" text:outline-level="4">Constructor</text:h>
      <text:p text:style-name="P276">string name</text:p>
      <text:h text:style-name="P277" text:outline-level="4">Behavior</text:h>
      <text:h text:style-name="P278" text:outline-level="5">void AddBroker(Broker broker)</text:h>
      <text:p text:style-name="P279">Трябва да добави брокера към списъка със служители на компанията. В случай, че брокер с такова име вече фигурира просто не го добавяйте.</text:p>
      <text:h text:style-name="P280" text:outline-level="5">void AddBuilding(Building building)</text:h>
      <text:soft-page-break/>
      <text:p text:style-name="P281">Трябва да добави сградата към списъка със сгради на компанията. В случай, че сграда с такова име вече фигурира просто не я добавяйте.</text:p>
      <text:h text:style-name="P282" text:outline-level="5">Broker GetBrokerByName(string name)</text:h>
      <text:p text:style-name="P283"><text:span text:style-name="T284">Връща брокер с предоставеното име или </text:span><text:span text:style-name="T285">NULL.</text:span></text:p>
      <text:h text:style-name="P286" text:outline-level="5">Building GetBuildingByName(string name)</text:h>
      <text:p text:style-name="P287"><text:span text:style-name="T288">Връща сграда с предоставеното име или </text:span><text:span text:style-name="T289">NULL.</text:span></text:p>
      <text:h text:style-name="P290" text:outline-level="5">override string ToString()</text:h>
      <text:p text:style-name="P291"><text:span text:style-name="T292">Company: {company name}</text:span></text:p>
      <text:p text:style-name="P293"><text:span text:style-name="T294">##Brokers: {count of brokers}</text:span></text:p>
      <text:p text:style-name="P295"><text:span text:style-name="T296">{ broker1.Tostring() }</text:span></text:p>
      <text:p text:style-name="P297"><text:span text:style-name="T298">{ broker2.Tostring() }</text:span></text:p>
      <text:p text:style-name="P299"><text:span text:style-name="T300">...</text:span></text:p>
      <text:p text:style-name="P301"><text:span text:style-name="T302">{ brokerN.Tostring() }</text:span></text:p>
      <text:p text:style-name="P303"><text:span text:style-name="T304"> </text:span></text:p>
      <text:p text:style-name="P305"><text:span text:style-name="T306">##Buildings – {count of buildings}</text:span></text:p>
      <text:p text:style-name="P307"><text:span text:style-name="T308">{ building1.Tostring() }</text:span></text:p>
      <text:p text:style-name="P309"><text:span text:style-name="T310">{ building2.Tostring() }</text:span></text:p>
      <text:p text:style-name="P311"><text:span text:style-name="T312">...</text:span></text:p>
      <text:p text:style-name="P313"><text:span text:style-name="T314">{ buildingN.Tostring() }</text:span></text:p>
      <text:h text:style-name="P315" text:outline-level="2">Problem 2.       Бизнес логика</text:h>
      <text:h text:style-name="P316" text:outline-level="3">The Controller Class</text:h>
      <text:p text:style-name="P317"><text:span text:style-name="T318">Бизнес логиката на програмата трябва да бъде концентрирана около няколко команди. Внедрете клас, наречен </text:span><text:span text:style-name="T319">CompanyController</text:span><text:span text:style-name="T320">, който ще притежава главната функционалност, представена от тези публични методи:</text:span></text:p>
      <table:table table:style-name="Table321">
        <table:table-columns>
          <table:table-column table:style-name="TableColumn322"/>
        </table:table-columns>
        <table:table-row table:style-name="TableRow323">
          <table:table-cell table:style-name="TableCell324">
            <text:p text:style-name="P325">CompanyController.cs</text:p>
          </table:table-cell>
        </table:table-row>
        <table:table-row table:style-name="TableRow326">
          <table:table-cell table:style-name="TableCell327">
            <text:p text:style-name="P328">public string CreateCompany(List&lt;string&gt; args)</text:p>
            <text:p text:style-name="P329">{</text:p>
            <text:soft-page-break/>
            <text:p text:style-name="P330">    //TODO: Add some logic here …</text:p>
            <text:p text:style-name="P331">}</text:p>
            <text:p text:style-name="P332"> </text:p>
            <text:p text:style-name="P333">public string RegisterBuilding(List&lt;string&gt; args)</text:p>
            <text:p text:style-name="P334">{</text:p>
            <text:p text:style-name="P335">    //TODO: Add some logic here …</text:p>
            <text:p text:style-name="P336">}</text:p>
            <text:p text:style-name="P337"> </text:p>
            <text:p text:style-name="P338">public string RegisterBroker(List&lt;string&gt; args)</text:p>
            <text:p text:style-name="P339">{</text:p>
            <text:p text:style-name="P340">    //TODO: Add some logic here …</text:p>
            <text:p text:style-name="P341">}</text:p>
            <text:p text:style-name="P342"> </text:p>
            <text:p text:style-name="P343">public string RentBuilding(List&lt;string&gt; args)</text:p>
            <text:p text:style-name="P344">{</text:p>
            <text:p text:style-name="P345">    //TODO: Add some logic here …</text:p>
            <text:p text:style-name="P346">}</text:p>
            <text:p text:style-name="P347"> </text:p>
            <text:p text:style-name="P348">public string CompanyInfo(List&lt;string&gt; args)</text:p>
            <text:p text:style-name="P349">{</text:p>
            <text:p text:style-name="P350">    //TODO: Add some logic here …</text:p>
            <text:p text:style-name="P351">}</text:p>
            <text:p text:style-name="P352"> </text:p>
            <text:soft-page-break/>
            <text:p text:style-name="P353">public string Shutdown()</text:p>
            <text:p text:style-name="P354">{</text:p>
            <text:p text:style-name="P355">    //TODO: Add some logic here …</text:p>
            <text:p text:style-name="P356">}</text:p>
          </table:table-cell>
        </table:table-row>
      </table:table>
      <text:soft-page-break/>
      <text:p text:style-name="P357"><text:span text:style-name="T358">ЗАБЕЛЕЖКА: Не трябва да променяте нищо по методите. Трябва да имплементирате логиката на самите методи. Не прихвайщайте никакви изключения!</text:span></text:p>
      <text:h text:style-name="P359" text:outline-level="3">Команди</text:h>
      <text:p text:style-name="P360">Има няколко команди, които контролират бизнес логиката на приложението и трябва да ги имплементирате.</text:p>
      <text:p text:style-name="P361">Те са посочени по-долу.</text:p>
      <text:h text:style-name="P362" text:outline-level="4">CreateCompany Команда</text:h>
      <text:p text:style-name="P363">Създава брокерска компания и я регистрира в системата.</text:p>
      <text:p text:style-name="P364"><text:span text:style-name="T365">Не всички данни ще бъдат валидни!!!</text:span></text:p>
      <text:h text:style-name="P366" text:outline-level="5">Параметри</text:h>
      <text:list text:style-name="LFO11" text:continue-numbering="true">
        <text:list-item>
          <text:p text:style-name="P367">name – символен низ</text:p>
        </text:list-item>
      </text:list>
      <text:h text:style-name="P368" text:outline-level="4">RegisterBuilding Команда</text:h>
      <text:p text:style-name="P369">Създава сграда и я добавя в каталога на дадена компания.</text:p>
      <text:p text:style-name="P370"><text:span text:style-name="T371">Забележка: Типа сграда винаги ще е валиден!!!</text:span></text:p>
      <text:p text:style-name="P372"><text:span text:style-name="T373">Не всички данни ще бъдат валидни!!!</text:span></text:p>
      <text:h text:style-name="P374" text:outline-level="5">Параметри</text:h>
      <text:list text:style-name="LFO12" text:continue-numbering="true">
        <text:list-item>
          <text:p text:style-name="P375"><text:span text:style-name="T376">type </text:span><text:span text:style-name="T377">– символен низ</text:span></text:p>
        </text:list-item>
        <text:list-item>
          <text:p text:style-name="P378">name – символен низ</text:p>
        </text:list-item>
        <text:list-item>
          <text:p text:style-name="P379"><text:span text:style-name="T380">city </text:span><text:span text:style-name="T381">– символен низ</text:span></text:p>
        </text:list-item>
        <text:list-item>
          <text:p text:style-name="P382">stars – цяло число</text:p>
        </text:list-item>
        <text:list-item>
          <text:p text:style-name="P383"><text:span text:style-name="T384">rentAmount</text:span><text:span text:style-name="T385">  – реално число</text:span></text:p>
        </text:list-item>
        <text:list-item>
          <text:p text:style-name="P386"><text:span text:style-name="T387">companyName </text:span><text:span text:style-name="T388">– символен низ</text:span></text:p>
        </text:list-item>
      </text:list>
      <text:h text:style-name="P389" text:outline-level="4">RegisterBroker Команда</text:h>
      <text:soft-page-break/>
      <text:p text:style-name="P390">Създава брокер и го добавя в служителите на дадена компания.</text:p>
      <text:p text:style-name="P391"><text:span text:style-name="T392">Не всички данни ще бъдат валидни!!!</text:span></text:p>
      <text:h text:style-name="P393" text:outline-level="5">Параметри</text:h>
      <text:list text:style-name="LFO13" text:continue-numbering="true">
        <text:list-item>
          <text:p text:style-name="P394">name – символен низ</text:p>
        </text:list-item>
        <text:list-item>
          <text:p text:style-name="P395">age – цяло число</text:p>
        </text:list-item>
        <text:list-item>
          <text:p text:style-name="P396"><text:span text:style-name="T397">city </text:span><text:span text:style-name="T398">– символен низ</text:span></text:p>
        </text:list-item>
        <text:list-item>
          <text:p text:style-name="P399"><text:span text:style-name="T400">companyName </text:span><text:span text:style-name="T401">– символен низ</text:span></text:p>
        </text:list-item>
      </text:list>
      <text:h text:style-name="P402" text:outline-level="4">RentBuilding Команда</text:h>
      <text:p text:style-name="P403">При тази команд една от сградите ще бъде наета. Сградата трябва да се маркира като заета и брокера трябва да получи своя бонус.</text:p>
      <text:p text:style-name="P404"><text:span text:style-name="T405">Не всички данни ще бъдат валидни!!!</text:span></text:p>
      <text:h text:style-name="P406" text:outline-level="5">Параметри</text:h>
      <text:list text:style-name="LFO14" text:continue-numbering="true">
        <text:list-item>
          <text:p text:style-name="P407">companyName – символен низ</text:p>
        </text:list-item>
        <text:list-item>
          <text:p text:style-name="P408">buildingName – символен низ</text:p>
        </text:list-item>
        <text:list-item>
          <text:p text:style-name="P409">brokerName – символен низ</text:p>
        </text:list-item>
      </text:list>
      <text:h text:style-name="P410" text:outline-level="4">CompanyInfo Команда</text:h>
      <text:p text:style-name="P411">При тази команда се връща състоянието на компанията във формат описан долу в секцията за вход и изход.</text:p>
      <text:h text:style-name="P412" text:outline-level="5">Параметри</text:h>
      <text:list text:style-name="LFO15" text:continue-numbering="true">
        <text:list-item>
          <text:p text:style-name="P413"><text:span text:style-name="T414">companyName</text:span><text:span text:style-name="T415"> – символен низ</text:span></text:p>
        </text:list-item>
      </text:list>
      <text:h text:style-name="P416" text:outline-level="4">Shutdown Команда</text:h>
      <text:p text:style-name="P417">Тази команда прекратява изпълнението на програмата и връща всички компании, подредени по име в нарастващ ред.</text:p>
      <text:h text:style-name="P418" text:outline-level="2">Problem 3.       Вход / Изход</text:h>
      <text:h text:style-name="P419" text:outline-level="3">Вход</text:h>
      <text:list text:style-name="LFO16" text:continue-numbering="true">
        <text:list-item>
          <text:p text:style-name="P420">Четете редове с различни команди, докато не получите команда за приключване на програмата.</text:p>
        </text:list-item>
      </text:list>
      <text:soft-page-break/>
      <text:p text:style-name="P421">По-долу можете да видите формата, в който всяка команда ще бъде дадена във входа:</text:p>
      <text:list text:style-name="LFO17" text:continue-numbering="true">
        <text:list-item>
          <text:p text:style-name="P422">CreateCompany {name}</text:p>
        </text:list-item>
        <text:list-item>
          <text:p text:style-name="P423">RegisterBuilding {type} {name} {city} {stars} {rentAmount} {companyName}</text:p>
        </text:list-item>
        <text:list-item>
          <text:p text:style-name="P424">RegisterBroker {name} {age} {city} {companyName}</text:p>
        </text:list-item>
        <text:list-item>
          <text:p text:style-name="P425">RentBuilding {companyName} {buildingName} {brokerName}</text:p>
        </text:list-item>
        <text:list-item>
          <text:p text:style-name="P426"><text:span text:style-name="T427">CompanyInfo {companyName}</text:span></text:p>
          <text:list text:continue-numbering="true">
            <text:list-item>
              <text:p text:style-name="P428">Shutdown</text:p>
            </text:list-item>
          </text:list>
        </text:list-item>
      </text:list>
      <text:h text:style-name="P429" text:outline-level="3">Изход</text:h>
      <text:p text:style-name="P430">По – долу може да видите кой изход трябва да бъде предоставен от командите.</text:p>
      <text:h text:style-name="P431" text:outline-level="4">CreateCompany Команда</text:h>
      <text:p text:style-name="P432">При успешно регистриране върнете:</text:p>
      <text:p text:style-name="P433"><text:span text:style-name="T434">Съобщение</text:span><text:span text:style-name="T435">: </text:span><text:span text:style-name="T436">Company {company name} was successfully registerd in the system!</text:span></text:p>
      <text:p text:style-name="P437">В случай, че компания с това име вече съществува, просто я пропуснете и върнете:</text:p>
      <text:p text:style-name="P438"><text:span text:style-name="T439">Съобщение</text:span><text:span text:style-name="T440">: </text:span><text:span text:style-name="T441">Company {company name} is already registered!</text:span></text:p>
      <text:h text:style-name="P442" text:outline-level="4">RegisterBuilding Команда</text:h>
      <text:p text:style-name="P443">При успешно регистриране върнете:</text:p>
      <text:p text:style-name="P444"><text:span text:style-name="T445">Съобщение</text:span><text:span text:style-name="T446">: </text:span><text:span text:style-name="T447">Building {building name} was successfully registerd in {company name} catalog!</text:span></text:p>
      <text:p text:style-name="P448">В случай, че компанията не съществува върнете:</text:p>
      <text:p text:style-name="P449"><text:span text:style-name="T450">Съобщение</text:span><text:span text:style-name="T451">: </text:span><text:span text:style-name="T452">Invalid Company: {company name}. Cannot find it in system!</text:span></text:p>
      <text:p text:style-name="P453">В случай, че сграда със същото име фигурира вече в каталога на компанията просто я пропуснете и върнете:</text:p>
      <text:p text:style-name="P454"><text:span text:style-name="T455">Съобщение</text:span><text:span text:style-name="T456">: </text:span><text:span text:style-name="T457">Building {building name} is already registered in {company name}!</text:span></text:p>
      <text:h text:style-name="P458" text:outline-level="4">RegisterBroker</text:h>
      <text:p text:style-name="P459">При успешно регистриране върнете:</text:p>
      <text:p text:style-name="P460"><text:span text:style-name="T461">Съобщение</text:span><text:span text:style-name="T462">: </text:span><text:span text:style-name="T463">Broker {broker name} was successfully hired in {company name}!</text:span></text:p>
      <text:p text:style-name="P464">В случай, че компанията не съществува върнете:</text:p>
      <text:soft-page-break/>
      <text:p text:style-name="P465"><text:span text:style-name="T466">Съобщение</text:span><text:span text:style-name="T467">: </text:span><text:span text:style-name="T468">Invalid Company: {company name}. Cannot find it in system!</text:span></text:p>
      <text:p text:style-name="P469">В случай, че служител със същото име фигурира вече просто го пропуснете и върнете:</text:p>
      <text:p text:style-name="P470"><text:span text:style-name="T471">Съобщение</text:span><text:span text:style-name="T472">: </text:span><text:span text:style-name="T473">Broker {broker name} is already part of {company name}!</text:span></text:p>
      <text:h text:style-name="P474" text:outline-level="4">RentBuilding</text:h>
      <text:p text:style-name="P475">При успешно отдаване на сграда върнете:</text:p>
      <text:p text:style-name="P476"><text:span text:style-name="T477">Съобщение</text:span><text:span text:style-name="T478">: </text:span><text:span text:style-name="T479">Successfully rented {building name}!</text:span></text:p>
      <text:p text:style-name="P480"><text:span text:style-name="T481">          Broker {broker name} earned {bonus amount}!</text:span></text:p>
      <text:p text:style-name="P482">В случай, че компанията не съществува върнете:</text:p>
      <text:p text:style-name="P483"><text:span text:style-name="T484">Съобщение</text:span><text:span text:style-name="T485">: </text:span><text:span text:style-name="T486">Invalid Company: {company name}. Cannot find it in system!</text:span></text:p>
      <text:p text:style-name="P487">В случай, чe сградата в компанията не съществува върнете:</text:p>
      <text:p text:style-name="P488"><text:span text:style-name="T489">Съобщение</text:span><text:span text:style-name="T490">: </text:span><text:span text:style-name="T491">Invalid Building: {building name}. Cannot find it in {company name} catalog!</text:span></text:p>
      <text:p text:style-name="P492">В случай, чe сградата вече е наета:</text:p>
      <text:p text:style-name="P493"><text:span text:style-name="T494">Съобщение</text:span><text:span text:style-name="T495">: </text:span><text:span text:style-name="T496">Building: {buildingName} cannot be rented!</text:span></text:p>
      <text:p text:style-name="P497">В случай, че брокера в компанията не съществува върнете:</text:p>
      <text:p text:style-name="P498"><text:span text:style-name="T499">Съобщение</text:span><text:span text:style-name="T500">: </text:span><text:span text:style-name="T501">Invalid Broker: {broker name}. Cannot find employee in {company name}!</text:span></text:p>
      <text:h text:style-name="P502" text:outline-level="4">CompanyInfo</text:h>
      <text:p text:style-name="P503">При успешно намиране на компания върнете информация за нея във формата:</text:p>
      <text:p text:style-name="P504"><text:span text:style-name="T505">Company: {company name}</text:span></text:p>
      <text:p text:style-name="P506"><text:span text:style-name="T507">##Brokers: {count of brokers}</text:span></text:p>
      <text:p text:style-name="P508"><text:span text:style-name="T509">{ broker1.ToString() }</text:span></text:p>
      <text:p text:style-name="P510"><text:span text:style-name="T511">{ broker2.ToString() }</text:span></text:p>
      <text:p text:style-name="P512"><text:span text:style-name="T513">...</text:span></text:p>
      <text:p text:style-name="P514"><text:span text:style-name="T515">{ brokerN.ToString() }</text:span></text:p>
      <text:p text:style-name="P516"><text:span text:style-name="T517"> </text:span></text:p>
      <text:soft-page-break/>
      <text:p text:style-name="P518"><text:span text:style-name="T519">##Buildings: {count of buildings}</text:span></text:p>
      <text:p text:style-name="P520"><text:span text:style-name="T521">{ building1.ToString() }</text:span></text:p>
      <text:p text:style-name="P522"><text:span text:style-name="T523">{ building2.ToString() }</text:span></text:p>
      <text:p text:style-name="P524"><text:span text:style-name="T525">...</text:span></text:p>
      <text:p text:style-name="P526"><text:span text:style-name="T527">{ buildingN.ToString() }</text:span></text:p>
      <text:p text:style-name="P528">В случай, че компанията не съществува върнете:</text:p>
      <text:p text:style-name="P529"><text:span text:style-name="T530">Съобщение</text:span><text:span text:style-name="T531">: </text:span><text:span text:style-name="T532">Invalid Company: {company name}. Cannot find it in system!</text:span></text:p>
      <text:h text:style-name="P533" text:outline-level="4">Shutdown</text:h>
      <text:p text:style-name="P534"><text:span text:style-name="T535">След завършване на командата трябва да върнете информация за всички компании в системата, подредени по име на компанията във формата, описан в </text:span><text:span text:style-name="T536">CompanyInfo командата. Преди това добавете следния ред:</text:span></text:p>
      <text:p text:style-name="P537"><text:span text:style-name="T538">Companies: {company count}</text:span></text:p>
      <text:h text:style-name="P539" text:outline-level="3">Ограничения</text:h>
      <text:list text:style-name="LFO18" text:continue-numbering="true">
        <text:list-item>
          <text:p text:style-name="P540">Имената на компаниите, сградите и брокерите ще бъдат символни низове, които може да съдържат всеки ASCII символ, с изключение на звезда(*).</text:p>
        </text:list-item>
        <text:list-item>
          <text:p text:style-name="P541">Винаги ще получавате команда за приключване на програмата.</text:p>
        </text:list-item>
        <text:list-item>
          <text:p text:style-name="P542">Входните данни ще бъдат валидни от страна на типове данни.</text:p>
        </text:list-item>
      </text:list>
      <text:h text:style-name="P543" text:outline-level="3">Примери</text:h>
      <table:table table:style-name="Table544">
        <table:table-columns>
          <table:table-column table:style-name="TableColumn545"/>
          <table:table-column table:style-name="TableColumn546"/>
        </table:table-columns>
        <table:table-row table:style-name="TableRow547">
          <table:table-cell table:style-name="TableCell548">
            <text:p text:style-name="P549"><text:span text:style-name="T550">Input</text:span></text:p>
          </table:table-cell>
          <table:table-cell table:style-name="TableCell551">
            <text:p text:style-name="P552"><text:span text:style-name="T553">Output</text:span></text:p>
          </table:table-cell>
        </table:table-row>
        <table:table-row table:style-name="TableRow554">
          <table:table-cell table:style-name="TableCell555">
            <text:p text:style-name="P556">CreateCompany*Deager</text:p>
            <text:p text:style-name="P557">RegisterBroker*Sade*35*Plovdiv*Deager</text:p>
            <text:p text:style-name="P558">RegisterBuilding*Hotel*Sun Hotel*Sofia*4*50000*Deager</text:p>
            <text:p text:style-name="P559">RegisterBroker*Roy*18*Sofia*Deager</text:p>
            <text:p text:style-name="P560">CompanyInfo*Deager</text:p>
            <text:p text:style-name="P561">RegisterBuilding*Business*Heaven Business*Plovdiv*5*80000*Deager</text:p>
            <text:soft-page-break/>
            <text:p text:style-name="P562">RegisterBuilding*Residence*Hell Residence*Plovdiv*2*20000*Deager</text:p>
            <text:p text:style-name="P563">RentBuilding*Deager*Heaven Business*Sade</text:p>
            <text:p text:style-name="P564">RentBuilding*Deager*Hell Residence*Sade</text:p>
            <text:p text:style-name="P565">RentBuilding*Deager*Sun Hotel*Roy</text:p>
            <text:p text:style-name="P566">Shutdown</text:p>
          </table:table-cell>
          <table:table-cell table:style-name="TableCell567">
            <text:p text:style-name="P568">Company Deager was successfully registerd in the system!</text:p>
            <text:p text:style-name="P569">Broker Sade was successfully hired in Deager!</text:p>
            <text:p text:style-name="P570">Building Sun Hotel was successfully registerd in Deager catalog!</text:p>
            <text:p text:style-name="P571">Broker Roy was successfully hired in Deager!</text:p>
            <text:p text:style-name="P572">Company: Deager</text:p>
            <text:soft-page-break/>
            <text:p text:style-name="P573">##Brokers: 2</text:p>
            <text:p text:style-name="P574">****Broker: Sade &lt;35&gt;</text:p>
            <text:p text:style-name="P575">****Location: Plovdiv</text:p>
            <text:p text:style-name="P576">****Bonus: 0</text:p>
            <text:p text:style-name="P577">****Broker: Roy &lt;18&gt;</text:p>
            <text:p text:style-name="P578">****Location: Sofia</text:p>
            <text:p text:style-name="P579">****Bonus: 0</text:p>
            <text:p text:style-name="P580">##Buildings: 1</text:p>
            <text:p text:style-name="P581">****Building: Sun Hotel &lt;4&gt;</text:p>
            <text:p text:style-name="P582">****Location: Sofia</text:p>
            <text:p text:style-name="P583">****RentAmount: 50000</text:p>
            <text:p text:style-name="P584">****Is Available: True</text:p>
            <text:p text:style-name="P585">Building Heaven Business was successfully registerd in Deager catalog!</text:p>
            <text:p text:style-name="P586">Building Hell Residence was successfully registerd in Deager catalog!</text:p>
            <text:p text:style-name="P587">Successfully rented Heaven Business!</text:p>
            <text:p text:style-name="P588">Broker Sade earned 8000!</text:p>
            <text:p text:style-name="P589">Successfully rented Hell Residence!</text:p>
            <text:p text:style-name="P590">Broker Sade earned 800!</text:p>
            <text:p text:style-name="P591">Successfully rented Sun Hotel!</text:p>
            <text:p text:style-name="P592">Broker Roy earned 4000!</text:p>
            <text:p text:style-name="P593">Companies: 1</text:p>
            <text:p text:style-name="P594">Company: Deager</text:p>
            <text:soft-page-break/>
            <text:p text:style-name="P595">##Brokers: 2</text:p>
            <text:p text:style-name="P596">****Broker: Sade &lt;35&gt;</text:p>
            <text:p text:style-name="P597">****Location: Plovdiv</text:p>
            <text:p text:style-name="P598">****Bonus: 8800</text:p>
            <text:p text:style-name="P599">****** Heaven Business</text:p>
            <text:p text:style-name="P600">****** Hell Residence</text:p>
            <text:p text:style-name="P601">****Broker: Roy &lt;18&gt;</text:p>
            <text:p text:style-name="P602">****Location: Sofia</text:p>
            <text:p text:style-name="P603">****Bonus: 4000</text:p>
            <text:p text:style-name="P604">****** Sun Hotel</text:p>
            <text:p text:style-name="P605">##Buildings: 3</text:p>
            <text:p text:style-name="P606">****Building: Sun Hotel &lt;4&gt;</text:p>
            <text:p text:style-name="P607">****Location: Sofia</text:p>
            <text:p text:style-name="P608">****RentAmount: 50000</text:p>
            <text:p text:style-name="P609">****Is Available: False</text:p>
            <text:p text:style-name="P610">****Building: Heaven Business &lt;5&gt;</text:p>
            <text:p text:style-name="P611">****Location: Plovdiv</text:p>
            <text:p text:style-name="P612">****RentAmount: 80000</text:p>
            <text:p text:style-name="P613">****Is Available: False</text:p>
            <text:p text:style-name="P614">****Building: Hell Residence &lt;2&gt;</text:p>
            <text:p text:style-name="P615">****Location: Plovdiv</text:p>
            <text:p text:style-name="P616">****RentAmount: 20000</text:p>
            <text:p text:style-name="P617">****Is Available: False</text:p>
          </table:table-cell>
        </table:table-row>
        <text:soft-page-break/>
        <table:table-row table:style-name="TableRow618">
          <table:table-cell table:style-name="TableCell619">
            <text:p text:style-name="P620">CreateCompany*Deager</text:p>
            <text:p text:style-name="P621">CreateCompany*</text:p>
            <text:p text:style-name="P622">RegisterBroker*Sade*35*Plovdiv*Deager</text:p>
            <text:p text:style-name="P623">RegisterBroker*John*27*Plovdiv*InvalidCompany</text:p>
            <text:p text:style-name="P624">RegisterBuilding*Hotel*Sun Business*Sofia*4*50000*Deager</text:p>
            <text:p text:style-name="P625">RegisterBroker**20*Varna*Deager</text:p>
            <text:p text:style-name="P626">RegisterBuilding*Business*Sun Business*Sofia*4*50000*Deager</text:p>
            <text:p text:style-name="P627">RegisterBroker*Roy*10*Ruse*Deager</text:p>
            <text:p text:style-name="P628">RegisterBuilding*Business*Heaven Business*Plovdiv*5*-8000*Deager</text:p>
            <text:p text:style-name="P629">RentBuilding*MissingCompanyName*Sun Business*Roy</text:p>
            <text:p text:style-name="P630">Shutdown</text:p>
          </table:table-cell>
          <table:table-cell table:style-name="TableCell631">
            <text:p text:style-name="P632">Company Deager was successfully registerd in the system!</text:p>
            <text:p text:style-name="P633">Company name must not be null or empty!</text:p>
            <text:p text:style-name="P634">Broker Sade was successfully hired in Deager!</text:p>
            <text:p text:style-name="P635">Invalid Company: InvalidCompany. Cannot find it in system!</text:p>
            <text:p text:style-name="P636">Name of hotel buildings should end on Hotel!</text:p>
            <text:p text:style-name="P637">Broker name must not be null or empty!</text:p>
            <text:p text:style-name="P638">Building Sun Business was successfully registerd in Deager catalog!</text:p>
            <text:p text:style-name="P639">Broker's age cannot be less than 16 or above 70!</text:p>
            <text:p text:style-name="P640">Rent amount cannot be less or equal to 0!</text:p>
            <text:p text:style-name="P641">Invalid Company: MissingCompanyName. Cannot find it in system!</text:p>
            <text:p text:style-name="P642">Companies: 1</text:p>
            <text:p text:style-name="P643">Company: Deager</text:p>
            <text:p text:style-name="P644">##Brokers: 1</text:p>
            <text:p text:style-name="P645">****Broker: Sade &lt;35&gt;</text:p>
            <text:p text:style-name="P646">****Location: Plovdiv</text:p>
            <text:p text:style-name="P647">****Bonus: 0</text:p>
            <text:p text:style-name="P648">##Buildings: 1</text:p>
            <text:p text:style-name="P649">****Building: Sun Business &lt;4&gt;</text:p>
            <text:soft-page-break/>
            <text:p text:style-name="P650">****Location: Sofia</text:p>
            <text:p text:style-name="P651">****RentAmount: 50000</text:p>
            <text:p text:style-name="P652">****Is Available: True</text:p>
          </table:table-cell>
        </table:table-row>
      </table:table>
      <text:soft-page-break/>
      <text:p text:style-name="P653"> </text:p>
      <text:h text:style-name="P654" text:outline-level="2">Problem 4.       Точкуване</text:h>
      <text:p text:style-name="P655">Всяка различна задача Ви дава точки:</text:p>
      <text:list text:style-name="LFO19" text:continue-numbering="true">
        <text:list-item>
          <text:p text:style-name="P656">Структура - 30 точки</text:p>
        </text:list-item>
        <text:list-item>
          <text:p text:style-name="P657">Бизнес логика - 50 точки</text:p>
        </text:list-item>
        <text:list-item>
          <text:p text:style-name="P658">Вход/Изход - 20 точки</text:p>
        </text:list-item>
      </text:list>
      <text:p text:style-name="Нормале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Галя Митева</meta:initial-creator>
    <dc:creator>Галя Митева</dc:creator>
    <meta:creation-date>2020-10-25T18:12:00Z</meta:creation-date>
    <dc:date>2020-10-25T18:13:00Z</dc:date>
    <meta:template xlink:href="Normal" xlink:type="simple"/>
    <meta:editing-cycles>1</meta:editing-cycles>
    <meta:editing-duration>PT60S</meta:editing-duration>
    <meta:document-statistic meta:page-count="15" meta:paragraph-count="26" meta:word-count="1967" meta:character-count="13153" meta:row-count="93" meta:non-whitespace-character-count="11212"/>
  </office:meta>
</office:document-meta>
</file>